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07A0000002C630318D2.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3a8b9" officeooo:paragraph-rsid="0003a8b9" style:font-size-asian="11pt" style:font-size-complex="11pt"/>
    </style:style>
    <style:style style:name="P7"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8" style:family="paragraph" style:parent-style-name="Standard">
      <style:paragraph-properties fo:text-align="justify" style:justify-single-word="false"/>
      <style:text-properties style:font-name="EB Garamond 12" fo:font-size="11pt" fo:language="en" fo:country="US" officeooo:paragraph-rsid="000bcb3d" style:font-size-asian="11pt" style:font-size-complex="11pt"/>
    </style:style>
    <style:style style:name="P9" style:family="paragraph" style:parent-style-name="Standard">
      <style:paragraph-properties fo:text-align="start" style:justify-single-word="false"/>
      <style:text-properties style:font-name="EB Garamond 12" fo:font-size="11pt" fo:language="en" fo:country="US" officeooo:rsid="0000f923" officeooo:paragraph-rsid="006258a2" style:font-size-asian="11pt" style:font-size-complex="11pt"/>
    </style:style>
    <style:style style:name="P1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7ac2a1" style:font-size-asian="11pt" style:font-size-complex="11pt"/>
    </style:style>
    <style:style style:name="P1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14a8aa" officeooo:paragraph-rsid="0082425f" style:font-size-asian="11pt" style:font-size-complex="11pt"/>
    </style:style>
    <style:style style:name="P1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3" style:family="paragraph" style:parent-style-name="Standard">
      <style:paragraph-properties fo:text-align="start" style:justify-single-word="false">
        <style:tab-stops>
          <style:tab-stop style:position="0.794cm"/>
          <style:tab-stop style:position="5.008cm" style:type="right"/>
        </style:tab-stops>
      </style:paragraph-properties>
      <style:text-properties style:font-name="EB Garamond 12" fo:font-size="11pt" fo:language="en" fo:country="US" fo:font-style="italic" officeooo:rsid="005c2211" officeooo:paragraph-rsid="005c2211" style:font-size-asian="11pt" style:font-style-asian="italic" style:font-size-complex="11pt" style:font-style-complex="italic"/>
    </style:style>
    <style:style style:name="P1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7" style:family="paragraph" style:parent-style-name="Standard">
      <style:paragraph-properties fo:text-align="start" style:justify-single-word="false"/>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18"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9" style:family="paragraph" style:parent-style-name="Standard">
      <style:paragraph-properties fo:text-align="center" style:justify-single-word="false"/>
      <style:text-properties style:font-name="EB Garamond 12" fo:font-size="16pt" style:font-size-asian="16pt" style:font-size-complex="16pt"/>
    </style:style>
    <style:style style:name="P20" style:family="paragraph" style:parent-style-name="Standard">
      <style:paragraph-properties fo:text-align="center" style:justify-single-word="false"/>
      <style:text-properties style:font-name="EB Garamond 12" fo:font-size="16pt" officeooo:rsid="005c2211" officeooo:paragraph-rsid="005c2211" style:font-size-asian="16pt" style:font-size-complex="16pt"/>
    </style:style>
    <style:style style:name="P21"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22"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23" style:family="paragraph" style:parent-style-name="Footnote">
      <style:text-properties fo:language="en" fo:country="US" officeooo:rsid="00198fdb" officeooo:paragraph-rsid="0068b601"/>
    </style:style>
    <style:style style:name="T1" style:family="text">
      <style:text-properties fo:font-style="italic" style:font-style-asian="italic" style:font-style-complex="italic"/>
    </style:style>
    <style:style style:name="T2" style:family="text">
      <style:text-properties fo:font-style="italic" officeooo:rsid="00476304" style:font-style-asian="italic" style:font-style-complex="italic"/>
    </style:style>
    <style:style style:name="T3" style:family="text">
      <style:text-properties fo:font-style="italic" officeooo:rsid="006258a2" style:font-style-asian="italic" style:font-style-complex="italic"/>
    </style:style>
    <style:style style:name="T4" style:family="text">
      <style:text-properties fo:font-style="italic" officeooo:rsid="00374dde" style:font-style-asian="italic" style:font-style-complex="italic"/>
    </style:style>
    <style:style style:name="T5" style:family="text">
      <style:text-properties fo:font-style="italic" fo:font-weight="normal" officeooo:rsid="007dc974" style:font-style-asian="italic" style:font-style-complex="italic"/>
    </style:style>
    <style:style style:name="T6" style:family="text">
      <style:text-properties officeooo:rsid="000120e5"/>
    </style:style>
    <style:style style:name="T7" style:family="text">
      <style:text-properties officeooo:rsid="00019284"/>
    </style:style>
    <style:style style:name="T8" style:family="text">
      <style:text-properties fo:font-style="normal" style:font-style-asian="normal" style:font-style-complex="normal"/>
    </style:style>
    <style:style style:name="T9" style:family="text">
      <style:text-properties fo:font-style="normal" officeooo:rsid="005dfb7d" style:font-style-asian="normal" style:font-style-complex="normal"/>
    </style:style>
    <style:style style:name="T10" style:family="text">
      <style:text-properties fo:font-style="normal" officeooo:rsid="006443e2" style:font-style-asian="normal" style:font-style-complex="normal"/>
    </style:style>
    <style:style style:name="T11" style:family="text">
      <style:text-properties fo:font-style="normal" officeooo:rsid="00663a04" style:font-style-asian="normal" style:font-style-complex="normal"/>
    </style:style>
    <style:style style:name="T12" style:family="text">
      <style:text-properties fo:font-style="normal" officeooo:rsid="0014a8aa" style:font-style-asian="normal" style:font-style-complex="normal"/>
    </style:style>
    <style:style style:name="T13" style:family="text">
      <style:text-properties fo:font-style="normal" officeooo:rsid="00666d5a" style:font-style-asian="normal" style:font-style-complex="normal"/>
    </style:style>
    <style:style style:name="T14" style:family="text">
      <style:text-properties fo:font-style="normal" officeooo:rsid="006726a7" style:font-style-asian="normal" style:font-style-complex="normal"/>
    </style:style>
    <style:style style:name="T15" style:family="text">
      <style:text-properties fo:font-style="normal" officeooo:rsid="00852ba9" style:font-style-asian="normal" style:font-style-complex="normal"/>
    </style:style>
    <style:style style:name="T16" style:family="text">
      <style:text-properties fo:font-style="normal" officeooo:rsid="0087b539" style:font-style-asian="normal" style:font-style-complex="normal"/>
    </style:style>
    <style:style style:name="T17" style:family="text">
      <style:text-properties fo:font-style="normal" fo:font-weight="normal" officeooo:rsid="00683f6c" style:font-style-asian="normal" style:font-style-complex="normal"/>
    </style:style>
    <style:style style:name="T18" style:family="text">
      <style:text-properties fo:font-style="normal" fo:font-weight="normal" officeooo:rsid="0068d09a" style:font-style-asian="normal" style:font-style-complex="normal"/>
    </style:style>
    <style:style style:name="T19" style:family="text">
      <style:text-properties fo:font-style="normal" fo:font-weight="normal" officeooo:rsid="00244895" style:font-style-asian="normal" style:font-style-complex="normal"/>
    </style:style>
    <style:style style:name="T20" style:family="text">
      <style:text-properties fo:font-style="normal" fo:font-weight="normal" officeooo:rsid="0071349a" style:font-style-asian="normal" style:font-style-complex="normal"/>
    </style:style>
    <style:style style:name="T21" style:family="text">
      <style:text-properties fo:font-style="normal" fo:font-weight="normal" officeooo:rsid="0072d1a7" style:font-style-asian="normal" style:font-style-complex="normal"/>
    </style:style>
    <style:style style:name="T22" style:family="text">
      <style:text-properties fo:font-style="normal" fo:font-weight="normal" officeooo:rsid="0069c5a0" style:font-style-asian="normal" style:font-style-complex="normal"/>
    </style:style>
    <style:style style:name="T23" style:family="text">
      <style:text-properties fo:font-style="normal" fo:font-weight="normal" officeooo:rsid="0069f2d5" style:font-style-asian="normal" style:font-style-complex="normal"/>
    </style:style>
    <style:style style:name="T24" style:family="text">
      <style:text-properties fo:font-style="normal" fo:font-weight="normal" officeooo:rsid="006bab94" style:font-style-asian="normal" style:font-style-complex="normal"/>
    </style:style>
    <style:style style:name="T25" style:family="text">
      <style:text-properties fo:font-style="normal" fo:font-weight="normal" officeooo:rsid="006ca7cd" style:font-style-asian="normal" style:font-style-complex="normal"/>
    </style:style>
    <style:style style:name="T26" style:family="text">
      <style:text-properties fo:font-style="normal" fo:font-weight="normal" officeooo:rsid="006dc684" style:font-style-asian="normal" style:font-style-complex="normal"/>
    </style:style>
    <style:style style:name="T27" style:family="text">
      <style:text-properties fo:font-style="normal" fo:font-weight="normal" officeooo:rsid="00755c09" style:font-style-asian="normal" style:font-style-complex="normal"/>
    </style:style>
    <style:style style:name="T28" style:family="text">
      <style:text-properties fo:font-style="normal" fo:font-weight="normal" officeooo:rsid="00768057" style:font-style-asian="normal" style:font-style-complex="normal"/>
    </style:style>
    <style:style style:name="T29" style:family="text">
      <style:text-properties fo:font-style="normal" fo:font-weight="normal" officeooo:rsid="00785450" style:font-style-asian="normal" style:font-style-complex="normal"/>
    </style:style>
    <style:style style:name="T30" style:family="text">
      <style:text-properties fo:font-style="normal" fo:font-weight="normal" officeooo:rsid="007a0265" style:font-style-asian="normal" style:font-style-complex="normal"/>
    </style:style>
    <style:style style:name="T31" style:family="text">
      <style:text-properties fo:font-style="normal" fo:font-weight="normal" officeooo:rsid="007ae2fe" style:font-style-asian="normal" style:font-style-complex="normal"/>
    </style:style>
    <style:style style:name="T32" style:family="text">
      <style:text-properties fo:font-style="normal" fo:font-weight="normal" officeooo:rsid="007afb95" style:font-style-asian="normal" style:font-style-complex="normal"/>
    </style:style>
    <style:style style:name="T33" style:family="text">
      <style:text-properties fo:font-style="normal" fo:font-weight="normal" officeooo:rsid="007b2930" style:font-style-asian="normal" style:font-style-complex="normal"/>
    </style:style>
    <style:style style:name="T34" style:family="text">
      <style:text-properties fo:font-style="normal" fo:font-weight="normal" officeooo:rsid="007eb6ea" style:font-style-asian="normal" style:font-style-complex="normal"/>
    </style:style>
    <style:style style:name="T35" style:family="text">
      <style:text-properties fo:font-style="normal" fo:font-weight="normal" officeooo:rsid="007d5ad0" style:font-style-asian="normal" style:font-style-complex="normal"/>
    </style:style>
    <style:style style:name="T36" style:family="text">
      <style:text-properties fo:font-style="normal" fo:font-weight="normal" officeooo:rsid="007faf41" style:font-style-asian="normal" style:font-style-complex="normal"/>
    </style:style>
    <style:style style:name="T37" style:family="text">
      <style:text-properties fo:font-style="normal" fo:font-weight="normal" officeooo:rsid="0080814f" style:font-style-asian="normal" style:font-style-complex="normal"/>
    </style:style>
    <style:style style:name="T38" style:family="text">
      <style:text-properties fo:font-style="normal" fo:font-weight="normal" officeooo:rsid="0082e172" style:font-style-asian="normal" style:font-style-complex="normal"/>
    </style:style>
    <style:style style:name="T39" style:family="text">
      <style:text-properties fo:font-style="normal" fo:font-weight="normal" officeooo:rsid="00873f70" style:font-style-asian="normal" style:font-style-complex="normal"/>
    </style:style>
    <style:style style:name="T40" style:family="text">
      <style:text-properties fo:font-style="normal" fo:font-weight="normal" officeooo:rsid="00878c12" style:font-style-asian="normal" style:font-style-complex="normal"/>
    </style:style>
    <style:style style:name="T41" style:family="text">
      <style:text-properties fo:font-style="normal" fo:font-weight="normal" officeooo:rsid="0088b44e" style:font-style-asian="normal" style:font-style-complex="normal"/>
    </style:style>
    <style:style style:name="T42" style:family="text">
      <style:text-properties fo:font-style="normal" fo:font-weight="normal" officeooo:rsid="00915672" style:font-style-asian="normal" style:font-style-complex="normal"/>
    </style:style>
    <style:style style:name="T43" style:family="text">
      <style:text-properties fo:font-style="normal" fo:font-weight="normal" officeooo:rsid="008f0cc5" style:font-style-asian="normal" style:font-style-complex="normal"/>
    </style:style>
    <style:style style:name="T44" style:family="text">
      <style:text-properties fo:font-style="normal" fo:font-weight="normal" officeooo:rsid="008f8075" style:font-style-asian="normal" style:font-style-complex="normal"/>
    </style:style>
    <style:style style:name="T45" style:family="text">
      <style:text-properties fo:font-style="normal" fo:font-weight="normal" officeooo:rsid="00907008" style:font-style-asian="normal" style:font-style-complex="normal"/>
    </style:style>
    <style:style style:name="T46" style:family="text">
      <style:text-properties fo:font-style="normal" fo:font-weight="normal" officeooo:rsid="009c6daf" style:font-style-asian="normal" style:font-style-complex="normal"/>
    </style:style>
    <style:style style:name="T47" style:family="text">
      <style:text-properties fo:font-style="normal" fo:font-weight="normal" officeooo:rsid="009241e6" style:font-style-asian="normal" style:font-style-complex="normal"/>
    </style:style>
    <style:style style:name="T48" style:family="text">
      <style:text-properties fo:font-style="normal" fo:font-weight="normal" officeooo:rsid="009fcd9b" style:font-style-asian="normal" style:font-style-complex="normal"/>
    </style:style>
    <style:style style:name="T49" style:family="text">
      <style:text-properties fo:font-style="normal" fo:font-weight="normal" officeooo:rsid="009b08ca" style:font-style-asian="normal" style:font-style-complex="normal"/>
    </style:style>
    <style:style style:name="T50" style:family="text">
      <style:text-properties fo:font-style="normal" fo:font-weight="normal" officeooo:rsid="0098dc38" style:font-style-asian="normal" style:font-style-complex="normal"/>
    </style:style>
    <style:style style:name="T51" style:family="text">
      <style:text-properties fo:font-style="normal" fo:font-weight="normal" officeooo:rsid="00995869" style:font-style-asian="normal" style:font-style-complex="normal"/>
    </style:style>
    <style:style style:name="T52" style:family="text">
      <style:text-properties fo:font-style="normal" fo:font-weight="normal" officeooo:rsid="00985b87" style:font-style-asian="normal" style:font-style-complex="normal"/>
    </style:style>
    <style:style style:name="T53" style:family="text">
      <style:text-properties fo:font-style="normal" fo:font-weight="normal" officeooo:rsid="00b12e5e" style:font-style-asian="normal" style:font-style-complex="normal"/>
    </style:style>
    <style:style style:name="T54" style:family="text">
      <style:text-properties fo:font-style="normal" fo:font-weight="normal" officeooo:rsid="00a2bc53" style:font-style-asian="normal" style:font-style-complex="normal"/>
    </style:style>
    <style:style style:name="T55" style:family="text">
      <style:text-properties fo:font-style="normal" fo:font-weight="normal" officeooo:rsid="00a4480f" style:font-style-asian="normal" style:font-style-complex="normal"/>
    </style:style>
    <style:style style:name="T56" style:family="text">
      <style:text-properties fo:font-style="normal" fo:font-weight="normal" officeooo:rsid="00a1109c" style:font-style-asian="normal" style:font-style-complex="normal"/>
    </style:style>
    <style:style style:name="T57" style:family="text">
      <style:text-properties fo:font-style="normal" fo:font-weight="normal" officeooo:rsid="00a78019" style:font-style-asian="normal" style:font-style-complex="normal"/>
    </style:style>
    <style:style style:name="T58" style:family="text">
      <style:text-properties fo:font-style="normal" fo:font-weight="normal" officeooo:rsid="00ae564e" style:font-style-asian="normal" style:font-style-complex="normal"/>
    </style:style>
    <style:style style:name="T59" style:family="text">
      <style:text-properties fo:font-style="normal" fo:font-weight="normal" officeooo:rsid="00b046ce" style:font-style-asian="normal" style:font-style-complex="normal"/>
    </style:style>
    <style:style style:name="T60" style:family="text">
      <style:text-properties fo:font-style="normal" fo:font-weight="normal" officeooo:rsid="00aae489" style:font-style-asian="normal" style:font-style-complex="normal"/>
    </style:style>
    <style:style style:name="T61" style:family="text">
      <style:text-properties fo:font-style="normal" fo:font-weight="normal" officeooo:rsid="00a58771" style:font-style-asian="normal" style:font-style-complex="normal"/>
    </style:style>
    <style:style style:name="T62" style:family="text">
      <style:text-properties fo:font-style="normal" fo:font-weight="normal" officeooo:rsid="00ae3c32" style:font-style-asian="normal" style:font-style-complex="normal"/>
    </style:style>
    <style:style style:name="T63" style:family="text">
      <style:text-properties fo:font-style="normal" fo:font-weight="normal" officeooo:rsid="00a21e06" style:font-style-asian="normal" style:font-style-complex="normal"/>
    </style:style>
    <style:style style:name="T64" style:family="text">
      <style:text-properties fo:font-style="normal" fo:font-weight="normal" officeooo:rsid="00a70e0c" style:font-style-asian="normal" style:font-style-complex="normal"/>
    </style:style>
    <style:style style:name="T65" style:family="text">
      <style:text-properties fo:font-style="normal" fo:font-weight="normal" officeooo:rsid="006726a7" style:font-style-asian="normal" style:font-style-complex="normal"/>
    </style:style>
    <style:style style:name="T66" style:family="text">
      <style:text-properties fo:font-style="normal" fo:font-weight="normal" officeooo:rsid="0068b601" style:font-style-asian="normal" style:font-style-complex="normal"/>
    </style:style>
    <style:style style:name="T67" style:family="text">
      <style:text-properties fo:font-style="normal" fo:font-weight="normal" officeooo:rsid="0068d9c4" style:font-style-asian="normal" style:font-style-complex="normal"/>
    </style:style>
    <style:style style:name="T68" style:family="text">
      <style:text-properties fo:font-style="normal" fo:font-weight="normal" officeooo:rsid="0069e21a" style:font-style-asian="normal" style:font-style-complex="normal"/>
    </style:style>
    <style:style style:name="T69" style:family="text">
      <style:text-properties fo:font-style="normal" fo:font-weight="normal" officeooo:rsid="006b4283" style:font-style-asian="normal" style:font-style-complex="normal"/>
    </style:style>
    <style:style style:name="T70" style:family="text">
      <style:text-properties fo:font-style="normal" fo:font-weight="normal" officeooo:rsid="006ce6f8" style:font-style-asian="normal" style:font-style-complex="normal"/>
    </style:style>
    <style:style style:name="T71" style:family="text">
      <style:text-properties fo:font-style="normal" fo:font-weight="normal" officeooo:rsid="006d191f" style:font-style-asian="normal" style:font-style-complex="normal"/>
    </style:style>
    <style:style style:name="T72" style:family="text">
      <style:text-properties fo:font-style="normal" fo:font-weight="normal" officeooo:rsid="006df6f8" style:font-style-asian="normal" style:font-style-complex="normal"/>
    </style:style>
    <style:style style:name="T73" style:family="text">
      <style:text-properties fo:font-style="normal" fo:font-weight="normal" officeooo:rsid="006e38a1" style:font-style-asian="normal" style:font-style-complex="normal"/>
    </style:style>
    <style:style style:name="T74" style:family="text">
      <style:text-properties fo:font-style="normal" fo:font-weight="normal" officeooo:rsid="006e3e06" style:font-style-asian="normal" style:font-style-complex="normal"/>
    </style:style>
    <style:style style:name="T75" style:family="text">
      <style:text-properties fo:font-style="normal" fo:font-weight="normal" officeooo:rsid="006ff0f2" style:font-style-asian="normal" style:font-style-complex="normal"/>
    </style:style>
    <style:style style:name="T76" style:family="text">
      <style:text-properties fo:font-style="normal" fo:font-weight="normal" officeooo:rsid="007183f4" style:font-style-asian="normal" style:font-style-complex="normal"/>
    </style:style>
    <style:style style:name="T77" style:family="text">
      <style:text-properties fo:font-style="normal" fo:font-weight="normal" officeooo:rsid="00719d4d" style:font-style-asian="normal" style:font-style-complex="normal"/>
    </style:style>
    <style:style style:name="T78" style:family="text">
      <style:text-properties fo:font-style="normal" fo:font-weight="normal" officeooo:rsid="0071d539" style:font-style-asian="normal" style:font-style-complex="normal"/>
    </style:style>
    <style:style style:name="T79" style:family="text">
      <style:text-properties fo:font-style="normal" fo:font-weight="normal" officeooo:rsid="00734fc1" style:font-style-asian="normal" style:font-style-complex="normal"/>
    </style:style>
    <style:style style:name="T80" style:family="text">
      <style:text-properties fo:font-style="normal" fo:font-weight="normal" officeooo:rsid="007545d6" style:font-style-asian="normal" style:font-style-complex="normal"/>
    </style:style>
    <style:style style:name="T81" style:family="text">
      <style:text-properties fo:font-style="normal" fo:font-weight="normal" officeooo:rsid="00757ed4" style:font-style-asian="normal" style:font-style-complex="normal"/>
    </style:style>
    <style:style style:name="T82" style:family="text">
      <style:text-properties fo:font-style="normal" fo:font-weight="normal" officeooo:rsid="00774d27" style:font-style-asian="normal" style:font-style-complex="normal"/>
    </style:style>
    <style:style style:name="T83" style:family="text">
      <style:text-properties fo:font-style="normal" fo:font-weight="normal" officeooo:rsid="00790824" style:font-style-asian="normal" style:font-style-complex="normal"/>
    </style:style>
    <style:style style:name="T84" style:family="text">
      <style:text-properties fo:font-style="normal" fo:font-weight="normal" officeooo:rsid="007a6f5e" style:font-style-asian="normal" style:font-style-complex="normal"/>
    </style:style>
    <style:style style:name="T85" style:family="text">
      <style:text-properties fo:font-style="normal" fo:font-weight="normal" officeooo:rsid="007ac2a1" style:font-style-asian="normal" style:font-style-complex="normal"/>
    </style:style>
    <style:style style:name="T86" style:family="text">
      <style:text-properties fo:font-style="normal" fo:font-weight="normal" officeooo:rsid="007c443d" style:font-style-asian="normal" style:font-style-complex="normal"/>
    </style:style>
    <style:style style:name="T87" style:family="text">
      <style:text-properties fo:font-style="normal" fo:font-weight="normal" officeooo:rsid="007d5617" style:font-style-asian="normal" style:font-style-complex="normal"/>
    </style:style>
    <style:style style:name="T88" style:family="text">
      <style:text-properties fo:font-style="normal" fo:font-weight="normal" officeooo:rsid="007dc974" style:font-style-asian="normal" style:font-style-complex="normal"/>
    </style:style>
    <style:style style:name="T89" style:family="text">
      <style:text-properties fo:font-style="normal" fo:font-weight="normal" officeooo:rsid="007e3ec3" style:font-style-asian="normal" style:font-style-complex="normal"/>
    </style:style>
    <style:style style:name="T90" style:family="text">
      <style:text-properties fo:font-style="normal" fo:font-weight="normal" officeooo:rsid="007fb867" style:font-style-asian="normal" style:font-style-complex="normal"/>
    </style:style>
    <style:style style:name="T91" style:family="text">
      <style:text-properties fo:font-style="normal" fo:font-weight="normal" officeooo:rsid="00804b8a" style:font-style-asian="normal" style:font-style-complex="normal"/>
    </style:style>
    <style:style style:name="T92" style:family="text">
      <style:text-properties fo:font-style="normal" fo:font-weight="normal" officeooo:rsid="00806963" style:font-style-asian="normal" style:font-style-complex="normal"/>
    </style:style>
    <style:style style:name="T93" style:family="text">
      <style:text-properties fo:font-style="normal" fo:font-weight="normal" officeooo:rsid="0080f2f2" style:font-style-asian="normal" style:font-style-complex="normal"/>
    </style:style>
    <style:style style:name="T94" style:family="text">
      <style:text-properties fo:font-style="normal" fo:font-weight="normal" officeooo:rsid="0082425f" style:font-style-asian="normal" style:font-style-complex="normal"/>
    </style:style>
    <style:style style:name="T95" style:family="text">
      <style:text-properties officeooo:rsid="000a14f6"/>
    </style:style>
    <style:style style:name="T96" style:family="text">
      <style:text-properties officeooo:rsid="00374dde"/>
    </style:style>
    <style:style style:name="T97" style:family="text">
      <style:text-properties officeooo:rsid="005714b7"/>
    </style:style>
    <style:style style:name="T98" style:family="text">
      <style:text-properties officeooo:rsid="006258a2"/>
    </style:style>
    <style:style style:name="T99" style:family="text">
      <style:text-properties officeooo:rsid="006ce6f8"/>
    </style:style>
    <style:style style:name="T100" style:family="text">
      <style:text-properties officeooo:rsid="0070e4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Bild1" text:anchor-type="paragraph" svg:x="0.051cm" svg:y="0.081cm" svg:width="3.099cm" svg:height="1.118cm" draw:z-index="0"><draw:image xlink:href="Pictures/200000020000007A0000002C630318D2.eps" xlink:type="simple" xlink:show="embed" xlink:actuate="onLoad"/></draw:frame></text:p>
      <text:p text:style-name="P18"><text:s text:c="4"/>Wolfgang Skala, 2016</text:p>
      <text:p text:style-name="P18"/>
      <text:p text:style-name="P18"/>
      <text:p text:style-name="P15">© 2016 by Wolfgang Skala. This edition is licensed under the Creative Commons Attribution 4.0 International License. To view a copy of this license, visit http://creativecommons.org/licenses/by/4.0/. </text:p>
      <text:p text:style-name="P15"/>
      <text:p text:style-name="P16">Music engraving by LilyPond 2.18.0 (http://www.lilypond.org).<text:span text:style-name="T97"><text:line-break/>Front matter</text:span> typeset with EB Garamond (http://www.georgduffner.at/ebgaramond).</text:p>
      <text:p text:style-name="P18"/>
      <text:p text:style-name="P14">First edition, October 2016</text:p>
      <text:p text:style-name="P21"/>
      <text:p text:style-name="P19">P R E F A C E <text:s text:c="2"/><text:span text:style-name="T1">&amp;</text:span> <text:s text:c="2"/>C R I T I C A L <text:s text:c="2"/>R E P O R T </text:p>
      <text:p text:style-name="P19"/>
      <text:p text:style-name="P1"/>
      <text:p text:style-name="P8">This edition <text:span text:style-name="T6">of Galuppi’s </text:span><text:span text:style-name="T3">Nisi Dominus</text:span><text:span text:style-name="T6"> </text:span>bases upon <text:span text:style-name="T98">a copy from the scriptorium of Giuseppe Baldan, which has been digitized by the Saxon State Library – State and University Library Dresden (see http://hofmusik.slub-dresden.de).</text:span></text:p>
      <text:p text:style-name="P9">The digital version of the manuscript <text:span text:style-name="T98">is</text:span> available at<text:line-break/><text:tab/>http://digital.slub-dresden.de/<text:span text:style-name="T98">id426601572 </text:span>(siglum Mus.2<text:span text:style-name="T98">973</text:span>-D-3<text:span text:style-name="T98">8</text:span>)<text:span text:style-name="T98"> .</text:span></text:p>
      <text:p text:style-name="P2"/>
      <text:p text:style-name="P4">In general, this edition closely follows the <text:span text:style-name="T98">manuscript</text:span>. Any changes <text:span text:style-name="T95">that were introduced </text:span>by the editor are indicated by italic type (dynamics and <text:span text:style-name="T7">directions</text:span>), parentheses<text:span text:style-name="T7"> (expressive marks)</text:span> or dashes (slurs and ties)<text:span text:style-name="T7">. Accidentals are used according to modern conventions. Bass figures are missing in the manuscript and have thus been added by the editor. Asterisks denote changes that are clarified in the detailed remarks below.</text:span></text:p>
      <text:p text:style-name="P3"/>
      <text:p text:style-name="P5"/>
      <text:p text:style-name="P10"><text:span text:style-name="T1">Bar<text:tab/>Staff<text:tab/>Note</text:span><text:span text:style-name="T2"><text:line-break/></text:span><text:span text:style-name="T12">1</text:span><text:span text:style-name="T14">7f</text:span><text:span text:style-name="T13"><text:tab/>BOrg.</text:span><text:span text:style-name="T13"><text:note text:id="ftn1" text:note-class="footnote"><text:note-citation>1</text:note-citation><text:note-body><text:p text:style-name="P23">Abbreviations: A., alto; B., bass; BOrg., basses and organ;<text:span text:style-name="T99"> </text:span>Ms., manuscript; <text:span text:style-name="T96">r, rest </text:span><text:span text:style-name="T4">or</text:span><text:span text:style-name="T96"> ripieno;</text:span> S., soprano;<text:span text:style-name="T99"> s., solo;</text:span> T.<text:span text:style-name="T100">, </text:span>tenor; V., violin; Va., viola.</text:p></text:note-body></text:note></text:span><text:span text:style-name="T13"><text:tab/></text:span><text:span text:style-name="T65">adapted to bars 15f</text:span><text:span text:style-name="T17"><text:line-break/>38<text:tab/>BOrg.<text:tab/>l</text:span><text:span text:style-name="T66">ast</text:span><text:span text:style-name="T17"> </text:span><text:span text:style-name="T66">quarter in Ms.</text:span><text:span text:style-name="T17">: f</text:span><text:span text:style-name="T18"><text:line-break/>43<text:tab/>V.I<text:tab/></text:span><text:span text:style-name="T67">last</text:span><text:span text:style-name="T18"> </text:span><text:span text:style-name="T67">quarter in Ms.</text:span><text:span text:style-name="T18">: d</text:span><text:span text:style-name="T19">″</text:span><text:span text:style-name="T20"><text:line-break/>5</text:span><text:span text:style-name="T68">4</text:span><text:span text:style-name="T20"><text:tab/>B.<text:tab/>2</text:span><text:span text:style-name="T68">nd</text:span><text:span text:style-name="T20"> </text:span><text:span text:style-name="T68">eighth in Ms.</text:span><text:span text:style-name="T20">: f</text:span><text:span text:style-name="T21"><text:line-break/>62<text:tab/>B.<text:tab/></text:span><text:span text:style-name="T68">last</text:span><text:span text:style-name="T21"> </text:span><text:span text:style-name="T68">quarter in Ms.</text:span><text:span text:style-name="T21">: g</text:span><text:span text:style-name="T22"><text:line-break/>71<text:tab/>Va.<text:tab/>l</text:span><text:span text:style-name="T68">ast quarter in Ms.</text:span><text:span text:style-name="T22">: es</text:span><text:span text:style-name="T19">′</text:span><text:span text:style-name="T23"><text:line-break/>74<text:tab/>Va.<text:tab/>2</text:span><text:span text:style-name="T68">nd</text:span><text:span text:style-name="T23"> </text:span><text:span text:style-name="T68">quarter in Ms.</text:span><text:span text:style-name="T23">: f</text:span><text:span text:style-name="T24"><text:line-break/>79<text:tab/>Va.<text:tab/>1</text:span><text:span text:style-name="T68">st</text:span><text:span text:style-name="T24"> </text:span><text:span text:style-name="T68">quarter in Ms.</text:span><text:span text:style-name="T24">: f</text:span><text:span text:style-name="T76"><text:line-break/>93<text:tab/>V.II<text:tab/>1st eighth in Ms.: b</text:span><text:span text:style-name="T19">′</text:span><text:span text:style-name="T25"><text:line-break/>114<text:tab/>A.<text:tab/>2</text:span><text:span text:style-name="T68">nd half note in Ms.</text:span><text:span text:style-name="T25">: as</text:span><text:span text:style-name="T19">′</text:span><text:span text:style-name="T26"><text:line-break/>124<text:tab/>A.<text:tab/>2</text:span><text:span text:style-name="T68">nd half of bar in Ms.:</text:span><text:span text:style-name="T26"> c</text:span><text:span text:style-name="T19">″</text:span><text:span text:style-name="T68">4</text:span><text:span text:style-name="T26">–</text:span><text:span text:style-name="T68">b</text:span><text:span text:style-name="T19">′</text:span><text:span text:style-name="T68">4</text:span><text:span text:style-name="T27"><text:line-break/></text:span><text:span text:style-name="T81"><text:line-break/></text:span><text:span text:style-name="T27">137<text:tab/>V.II<text:tab/></text:span><text:span text:style-name="T69">in Ms.: </text:span><text:span text:style-name="T27">as</text:span><text:span text:style-name="T19">′</text:span><text:span text:style-name="T69">4</text:span><text:span text:style-name="T27">–g</text:span><text:span text:style-name="T19">′</text:span><text:span text:style-name="T69">4</text:span><text:span text:style-name="T28"><text:line-break/>141<text:tab/>V.II<text:tab/></text:span><text:span text:style-name="T69">in Ms.: </text:span><text:span text:style-name="T28">es</text:span><text:span text:style-name="T19">″</text:span><text:span text:style-name="T69">4</text:span><text:span text:style-name="T28">–f</text:span><text:span text:style-name="T19">′</text:span><text:span text:style-name="T69">4–…</text:span><text:span text:style-name="T29"><text:line-break/>147<text:tab/>V.II<text:tab/>1</text:span><text:span text:style-name="T70">st</text:span><text:span text:style-name="T29"> </text:span><text:span text:style-name="T70">quarter in Ms.</text:span><text:span text:style-name="T29">: des</text:span><text:span text:style-name="T19">″</text:span><text:span text:style-name="T29"> </text:span><text:span text:style-name="T70">(since this bas is unison with V.I)</text:span><text:span text:style-name="T30"><text:line-break/>147<text:tab/>Va.<text:tab/></text:span><text:span text:style-name="T72">in Ms.</text:span><text:span text:style-name="T30">: as</text:span><text:span text:style-name="T72">4</text:span><text:span text:style-name="T31">–g</text:span><text:span text:style-name="T19">′</text:span><text:span text:style-name="T72">4–…</text:span><text:span text:style-name="T32"><text:line-break/>150<text:tab/>Va.<text:tab/></text:span><text:span text:style-name="T72">penultimate eighth in Ms.: d</text:span><text:span text:style-name="T19">′</text:span><text:span text:style-name="T33"><text:line-break/>156<text:tab/>V.I<text:tab/>3</text:span><text:span text:style-name="T73">rd</text:span><text:span text:style-name="T74">/</text:span><text:span text:style-name="T73">4th</text:span><text:span text:style-name="T33"> </text:span><text:span text:style-name="T73">eighth</text:span><text:span text:style-name="T74"> in Ms.</text:span><text:span text:style-name="T33">: ges</text:span><text:span text:style-name="T19">″</text:span><text:span text:style-name="T33">–ges</text:span><text:span text:style-name="T19">″</text:span><text:span text:style-name="T77"><text:line-break/>164<text:tab/>V.I<text:tab/>in Ms.: des</text:span><text:span text:style-name="T19">″</text:span><text:span text:style-name="T77">–des</text:span><text:span text:style-name="T19">″</text:span><text:span text:style-name="T77">–c</text:span><text:span text:style-name="T19">″</text:span><text:span text:style-name="T77">–c</text:span><text:span text:style-name="T19">″</text:span><text:span text:style-name="T77">–bes</text:span><text:span text:style-name="T19">′</text:span><text:span text:style-name="T77">–bes</text:span><text:span text:style-name="T19">′</text:span><text:span text:style-name="T78"> (cf. bar 168)</text:span><text:span text:style-name="T77"><text:line-break/>164<text:tab/>V.II<text:tab/>in Ms.: bes</text:span><text:span text:style-name="T19">′</text:span><text:span text:style-name="T77">–bes</text:span><text:span text:style-name="T19">′</text:span><text:span text:style-name="T77">–as</text:span><text:span text:style-name="T19">′</text:span><text:span text:style-name="T77">–as</text:span><text:span text:style-name="T19">′</text:span><text:span text:style-name="T77">–g</text:span><text:span text:style-name="T19">′</text:span><text:span text:style-name="T77">–g</text:span><text:span text:style-name="T19">′</text:span><text:span text:style-name="T78"> (cf. bar 168)</text:span><text:span text:style-name="T34"><text:line-break/></text:span><text:span text:style-name="T35">1</text:span><text:span text:style-name="T34">72</text:span><text:span text:style-name="T35"><text:tab/>S.</text:span><text:span text:style-name="T71">r</text:span><text:span text:style-name="T70">.</text:span><text:span text:style-name="T35"><text:tab/>4</text:span><text:span text:style-name="T75">th</text:span><text:span text:style-name="T35"> </text:span><text:span text:style-name="T75">sixteenth in Ms.</text:span><text:span text:style-name="T35">: c</text:span><text:span text:style-name="T19">″</text:span><text:span text:style-name="T36"><text:line-break/></text:span><text:span text:style-name="T35">1</text:span><text:span text:style-name="T34">72</text:span><text:span text:style-name="T35"><text:tab/></text:span><text:span text:style-name="T36">A</text:span><text:span text:style-name="T35">.</text:span><text:span text:style-name="T71">r</text:span><text:span text:style-name="T35">.<text:tab/>4</text:span><text:span text:style-name="T75">th</text:span><text:span text:style-name="T35"> </text:span><text:span text:style-name="T75">sixteenth in Ms.</text:span><text:span text:style-name="T35">: </text:span><text:span text:style-name="T37">as</text:span><text:span text:style-name="T19">′</text:span><text:span text:style-name="T38"><text:line-break/></text:span><text:span text:style-name="T81"><text:line-break/></text:span><text:span text:style-name="T38">193<text:tab/>V.I<text:tab/></text:span><text:span text:style-name="T79">penultimate quarter (</text:span><text:span text:style-name="T38">es</text:span><text:span text:style-name="T19">″</text:span><text:span text:style-name="T79">32</text:span><text:span text:style-name="T38">–c</text:span><text:span text:style-name="T19">″</text:span><text:span text:style-name="T79">16.) missing in Ms.</text:span><text:span text:style-name="T39"><text:line-break/>201<text:tab/>S.I<text:tab/></text:span><text:span text:style-name="T80">4th</text:span><text:span text:style-name="T39"> </text:span><text:span text:style-name="T80">sixteenth in Ms.</text:span><text:span text:style-name="T39">: es</text:span><text:span text:style-name="T19">″</text:span><text:span text:style-name="T81"><text:line-break/></text:span><text:span text:style-name="T40"><text:line-break/>26</text:span><text:span text:style-name="T82">7</text:span><text:span text:style-name="T40"><text:tab/>V.I/II<text:tab/>3</text:span><text:span text:style-name="T82">rd</text:span><text:span text:style-name="T40"> </text:span><text:span text:style-name="T82">sixteenth in Ms.</text:span><text:span text:style-name="T40">: a</text:span><text:span text:style-name="T19">″</text:span><text:span text:style-name="T85"><text:line-break/>324<text:tab/>S.<text:tab/>2nd quarter in Ms.: f</text:span><text:span text:style-name="T19">′</text:span><text:span text:style-name="T41"><text:line-break/>360<text:tab/>V.II<text:tab/>3</text:span><text:span text:style-name="T83">rd</text:span><text:span text:style-name="T41"> </text:span><text:span text:style-name="T83">eighth in Ms.</text:span><text:span text:style-name="T41">: f</text:span><text:span text:style-name="T19">′</text:span><text:span text:style-name="T84"><text:line-break/></text:span><text:span text:style-name="T42"><text:line-break/>431<text:tab/>A.<text:tab/>1</text:span><text:span text:style-name="T86">st</text:span><text:span text:style-name="T42"> </text:span><text:span text:style-name="T86">eighth in Ms.:</text:span><text:span text:style-name="T42"> c</text:span><text:span text:style-name="T19">″</text:span><text:span text:style-name="T43"><text:line-break/>457<text:tab/>V.I<text:tab/></text:span><text:span text:style-name="T86">upper voice: </text:span><text:span text:style-name="T43">b</text:span><text:span text:style-name="T86">es</text:span><text:span text:style-name="T19">′</text:span><text:span text:style-name="T86">4</text:span><text:span text:style-name="T43"> </text:span><text:span text:style-name="T86">missing in Ms. (cf. bar 393)</text:span></text:p>
      <text:p text:style-name="P11"><text:span text:style-name="T43">4</text:span><text:span text:style-name="T44">71</text:span><text:span text:style-name="T43"><text:tab/>V.I<text:tab/></text:span><text:span text:style-name="T86">upper voice: </text:span><text:span text:style-name="T43">b</text:span><text:span text:style-name="T86">es</text:span><text:span text:style-name="T19">′</text:span><text:span text:style-name="T86">4</text:span><text:span text:style-name="T43"> </text:span><text:span text:style-name="T86">missing in Ms. (cf. bar 393)</text:span><text:span text:style-name="T45"><text:line-break/></text:span><text:soft-page-break/><text:span text:style-name="T45">480 <text:tab/>V.I<text:tab/>1</text:span><text:span text:style-name="T87">st</text:span><text:span text:style-name="T45"> </text:span><text:span text:style-name="T87">eighth in Ms.</text:span><text:span text:style-name="T45">: d</text:span><text:span text:style-name="T19">′</text:span><text:span text:style-name="T87"><text:line-break/></text:span><text:span text:style-name="T46"><text:line-break/>481ff<text:tab/>Va.<text:tab/></text:span><text:span text:style-name="T88">The </text:span><text:span text:style-name="T5">Gloria Patris</text:span><text:span text:style-name="T88"> lacks a Va. part.</text:span><text:span text:style-name="T47"><text:line-break/>495<text:tab/>V.II s.<text:tab/></text:span><text:span text:style-name="T88">bar missing in Ms.</text:span><text:span text:style-name="T94"><text:line-break/>514<text:tab/>S.<text:tab/>4th/5th eighth in Ms.: g</text:span><text:span text:style-name="T19">″</text:span><text:span text:style-name="T94">16–f</text:span><text:span text:style-name="T19">″</text:span><text:span text:style-name="T94">16–es</text:span><text:span text:style-name="T19">″</text:span><text:span text:style-name="T94">8</text:span><text:span text:style-name="T48"><text:line-break/>521<text:tab/>S.<text:tab/>1</text:span><text:span text:style-name="T88">st</text:span><text:span text:style-name="T48"> </text:span><text:span text:style-name="T88">eighth in Ms.</text:span><text:span text:style-name="T48">: f</text:span><text:span text:style-name="T19">′</text:span><text:span text:style-name="T88">16</text:span><text:span text:style-name="T48">–g</text:span><text:span text:style-name="T19">′</text:span><text:span text:style-name="T88">16</text:span><text:span text:style-name="T49"><text:line-break/>526<text:tab/>BOrg.<text:tab/></text:span><text:span text:style-name="T88">last</text:span><text:span text:style-name="T49"> </text:span><text:span text:style-name="T88">quarter in Ms.</text:span><text:span text:style-name="T49">: d</text:span><text:span text:style-name="T19">′</text:span><text:span text:style-name="T88">8</text:span><text:span text:style-name="T49">–d</text:span><text:span text:style-name="T19">′</text:span><text:span text:style-name="T88">8</text:span><text:span text:style-name="T50"><text:line-break/>532<text:tab/>V.II s.<text:tab/></text:span><text:span text:style-name="T88">2nd eighth in Ms.:</text:span><text:span text:style-name="T50"> f</text:span><text:span text:style-name="T19">″</text:span><text:span text:style-name="T88">8</text:span><text:span text:style-name="T50">–f</text:span><text:span text:style-name="T19">″</text:span><text:span text:style-name="T88">8</text:span><text:span text:style-name="T51"><text:line-break/>538<text:tab/>V.II s.<text:tab/>l</text:span><text:span text:style-name="T89">ast eighth in Ms.</text:span><text:span text:style-name="T51">: d</text:span><text:span text:style-name="T19">″</text:span><text:span text:style-name="T89">16</text:span><text:span text:style-name="T51">–c</text:span><text:span text:style-name="T19">″</text:span><text:span text:style-name="T89">16</text:span><text:span text:style-name="T52"><text:line-break/>539<text:tab/>V.I s.<text:tab/>2</text:span><text:span text:style-name="T90">nd</text:span><text:span text:style-name="T52"> </text:span><text:span text:style-name="T90">sixteenth in Ms.</text:span><text:span text:style-name="T52">: b</text:span><text:span text:style-name="T90">es</text:span><text:span text:style-name="T19">″</text:span><text:span text:style-name="T91"><text:line-break/></text:span><text:span text:style-name="T53"><text:line-break/>617<text:tab/>Va.<text:tab/></text:span><text:span text:style-name="T91">last eighth in Ms.</text:span><text:span text:style-name="T53">: f</text:span><text:span text:style-name="T19">′</text:span><text:span text:style-name="T54"><text:line-break/>63</text:span><text:span text:style-name="T55">2</text:span><text:span text:style-name="T54"><text:tab/>V.II<text:tab/>1</text:span><text:span text:style-name="T91">st</text:span><text:span text:style-name="T54"> </text:span><text:span text:style-name="T91">eighth in Ms.</text:span><text:span text:style-name="T54">: d</text:span><text:span text:style-name="T19">″</text:span><text:span text:style-name="T56"><text:line-break/>633<text:tab/>V.I<text:tab/>1</text:span><text:span text:style-name="T91">st</text:span><text:span text:style-name="T56"> </text:span><text:span text:style-name="T91">eighth in Ms.</text:span><text:span text:style-name="T56">: f</text:span><text:span text:style-name="T19">′</text:span><text:span text:style-name="T56">+c</text:span><text:span text:style-name="T19">″</text:span><text:span text:style-name="T56">+es</text:span><text:span text:style-name="T19">″</text:span><text:span text:style-name="T57"><text:line-break/>636<text:tab/>Va.<text:tab/></text:span><text:span text:style-name="T91">1st</text:span><text:span text:style-name="T57"> </text:span><text:span text:style-name="T91">eighth in Ms.</text:span><text:span text:style-name="T57">: b</text:span><text:span text:style-name="T91">es</text:span><text:span text:style-name="T58"><text:line-break/>636<text:tab/>B.<text:tab/></text:span><text:span text:style-name="T91">in Ms.: </text:span><text:span text:style-name="T58">c</text:span><text:span text:style-name="T91">4–r8</text:span><text:span text:style-name="T59"><text:line-break/>652<text:tab/>B.<text:tab/></text:span><text:span text:style-name="T91">last eighth in Ms.</text:span><text:span text:style-name="T59">: b</text:span><text:span text:style-name="T91">es</text:span><text:span text:style-name="T60"><text:line-break/>658<text:tab/>S.<text:tab/></text:span><text:span text:style-name="T91">in Ms.: </text:span><text:span text:style-name="T60">es</text:span><text:span text:style-name="T19">″</text:span><text:span text:style-name="T91">4.</text:span><text:span text:style-name="T61"><text:line-break/>659<text:tab/>V.II<text:tab/></text:span><text:span text:style-name="T91">1st eighth in Ms.</text:span><text:span text:style-name="T61">: f</text:span><text:span text:style-name="T19">′</text:span><text:span text:style-name="T61">+es</text:span><text:span text:style-name="T19">″</text:span><text:span text:style-name="T61">+c</text:span><text:span text:style-name="T19">‴</text:span><text:span text:style-name="T62"><text:line-break/>660<text:tab/>A.<text:tab/></text:span><text:span text:style-name="T92">in Ms.: b</text:span><text:span text:style-name="T19">′</text:span><text:span text:style-name="T92">4–r8</text:span><text:span text:style-name="T63"><text:line-break/>668<text:tab/>V.I</text:span><text:span text:style-name="T64">/II</text:span><text:span text:style-name="T63"><text:tab/></text:span><text:span text:style-name="T93">last</text:span><text:span text:style-name="T63"> </text:span><text:span text:style-name="T93">sixteenth in Ms.</text:span><text:span text:style-name="T63">: a</text:span><text:span text:style-name="T19">″</text:span></text:p>
      <text:p text:style-name="P7"/>
      <text:p text:style-name="P7"/>
      <text:p text:style-name="P7"/>
      <text:p text:style-name="P7"/>
      <text:p text:style-name="P7">This edition has been compiled and checked with utmost diligence. Nevertheless, errors and mistakes cannot be totally excluded. Please report any errors and mistakes to w.skala (at) gmx.at. Your help will be greatly appreciated.</text:p>
      <text:p text:style-name="P6"/>
      <text:p text:style-name="P12"/>
      <text:p text:style-name="P12"/>
      <text:p text:style-name="P12"><text:span text:style-name="T8">Salzburg, October 2016</text:span><text:line-break/>Wolfgang Skala</text:p>
      <text:p text:style-name="P22"/>
      <text:p text:style-name="P20">C O N T E N T S</text:p>
      <text:p text:style-name="P17"/>
      <text:p text:style-name="P13"><text:line-break/><text:span text:style-name="T9">1<text:tab/></text:span><text:span text:style-name="T10">Nisi Dominus</text:span><text:span text:style-name="T9"><text:tab/></text:span><text:span text:style-name="T11">1</text:span><text:span text:style-name="T8"><text:line-break/></text:span><text:span text:style-name="T9">2<text:tab/></text:span><text:span text:style-name="T15">Vanum est<text:tab/>16</text:span><text:span text:style-name="T8"><text:line-break/></text:span><text:span text:style-name="T9">3<text:tab/></text:span><text:span text:style-name="T15">Cum dederit<text:tab/>20<text:line-break/>4<text:tab/>Sicut sagittae<text:tab/>30<text:line-break/>5<text:tab/>Beatus vir<text:tab/>36<text:line-break/>6<text:tab/>Gloria Patri<text:tab/>44<text:line-break/>7<text:tab/>Sicut erat<text:tab/>5</text:span><text:span text:style-name="T1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6-10-26T20:17:58.017538765</dc:date>
    <dc:creator>Wolfgang Skala</dc:creator>
    <meta:editing-duration>PT10H33M12S</meta:editing-duration>
    <meta:editing-cycles>124</meta:editing-cycles>
    <meta:generator>LibreOffice/4.2.8.2$Linux_X86_64 LibreOffice_project/420m0$Build-2</meta:generator>
    <meta:document-statistic meta:table-count="0" meta:image-count="1" meta:object-count="0" meta:page-count="4" meta:paragraph-count="15" meta:word-count="656" meta:character-count="3519" meta:non-whitespace-character-count="2882"/>
  </office:meta>
</office:document-meta>
</file>